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bce" officeooo:paragraph-rsid="00155bce"/>
    </style:style>
    <style:style style:name="T1" style:family="text">
      <style:text-properties officeooo:rsid="0016d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LOGIN PAGE (WITH PASSWORD)</text:p>
      <text:p text:style-name="P1"/>
      <text:p text:style-name="P1">* DETAILED INFOMRATION for the mentor who logged logged</text:p>
      <text:p text:style-name="P1"><text:s text:c="3"/>At the start there is just a temporary password and not all the mentor info, just teh mentor id</text:p>
      <text:p text:style-name="P1"><text:s text:c="2"/></text:p>
      <text:p text:style-name="P1"><text:s text:c="2"/>Allow mentor to change the information </text:p>
      <text:p text:style-name="P1"/>
      <text:p text:style-name="P1"><text:s text:c="2"/>Display the list of mentor skills, and allow them to change.</text:p>
      <text:p text:style-name="P1"><text:s/></text:p>
      <text:p text:style-name="P1">* Special page for Brian to setup mentos</text:p>
      <text:p text:style-name="P1"><text:s text:c="6"/>Shows the list <text:span text:style-name="T1">of mentors.</text:span></text:p>
      <text:p text:style-name="P1"/>
      <text:p text:style-name="P1">* Display DOJO dates (the list of all possible dates, allow mentors to mark the dates they are attending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3:36:21.946789780</meta:creation-date>
    <dc:date>2016-11-26T13:48:01.867214816</dc:date>
    <meta:editing-duration>PT2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82" meta:character-count="464" meta:non-whitespace-character-count="373"/>
  </office:meta>
</office:document-meta>
</file>